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格1" style:family="table">
      <style:table-properties style:width="20.417cm" table:align="left" fo:background-color="#999999">
        <style:background-image/>
      </style:table-properties>
    </style:style>
    <style:style style:name="表格1.A" style:family="table-column">
      <style:table-column-properties style:column-width="1.085cm"/>
    </style:style>
    <style:style style:name="表格1.B" style:family="table-column">
      <style:table-column-properties style:column-width="10.874cm"/>
    </style:style>
    <style:style style:name="表格1.C" style:family="table-column">
      <style:table-column-properties style:column-width="6.385cm"/>
    </style:style>
    <style:style style:name="表格1.D" style:family="table-column">
      <style:table-column-properties style:column-width="2.073cm"/>
    </style:style>
    <style:style style:name="表格1.A1" style:family="table-cell">
      <style:table-cell-properties style:vertical-align="middle" fo:background-color="#e9f0f8" fo:padding="0.132cm" fo:border="none">
        <style:background-image/>
      </style:table-cell-properties>
    </style:style>
    <style:style style:name="表格1.A2" style:family="table-cell">
      <style:table-cell-properties style:vertical-align="middle" fo:background-color="#ffffff" fo:padding="0.132cm" fo:border="none">
        <style:background-image/>
      </style:table-cell-properties>
    </style:style>
    <style:style style:name="表格2" style:family="table">
      <style:table-properties style:width="17.066cm" table:align="left" fo:background-color="#999999">
        <style:background-image/>
      </style:table-properties>
    </style:style>
    <style:style style:name="表格2.A" style:family="table-column">
      <style:table-column-properties style:column-width="2.639cm"/>
    </style:style>
    <style:style style:name="表格2.B" style:family="table-column">
      <style:table-column-properties style:column-width="13.444cm"/>
    </style:style>
    <style:style style:name="表格2.C" style:family="table-column">
      <style:table-column-properties style:column-width="0.982cm"/>
    </style:style>
    <style:style style:name="表格2.A1" style:family="table-cell">
      <style:table-cell-properties style:vertical-align="middle" fo:background-color="#e9f0f8" fo:padding="0.132cm" fo:border="none">
        <style:background-image/>
      </style:table-cell-properties>
    </style:style>
    <style:style style:name="表格2.A2" style:family="table-cell">
      <style:table-cell-properties style:vertical-align="middle" fo:background-color="#ffffff" fo:padding="0.132cm" fo:border="none">
        <style:background-image/>
      </style:table-cell-properties>
    </style:style>
    <style:style style:name="P1" style:family="paragraph" style:parent-style-name="Text_20_body">
      <style:paragraph-properties fo:margin-left="0cm" fo:margin-right="0cm" fo:margin-top="0cm" fo:margin-bottom="0cm" fo:text-align="start" style:justify-single-word="false" fo:text-indent="0cm" style:auto-text-indent="false"/>
    </style:style>
    <style:style style:name="P2" style:family="paragraph" style:parent-style-name="Text_20_body">
      <style:paragraph-properties fo:margin-left="0cm" fo:margin-right="0cm" fo:text-align="start" style:justify-single-word="false" fo:text-indent="0cm" style:auto-text-indent="false"/>
    </style:style>
    <style:style style:name="P3" style:family="paragraph" style:parent-style-name="Table_20_Contents">
      <style:paragraph-properties fo:text-align="center" style:justify-single-word="false"/>
      <style:text-properties fo:color="#722e01" style:font-name-asian="Arial1" style:font-size-asian="9.75pt"/>
    </style:style>
    <style:style style:name="P4" style:family="paragraph" style:parent-style-name="Table_20_Contents">
      <style:text-properties fo:color="#666666"/>
    </style:style>
    <style:style style:name="P5" style:family="paragraph" style:parent-style-name="Table_20_Contents">
      <style:text-properties fo:color="#666666" style:font-name-asian="Arial1" style:font-size-asian="9.75pt"/>
    </style:style>
    <style:style style:name="P6" style:family="paragraph" style:parent-style-name="Table_20_Contents">
      <style:text-properties fo:font-size="2pt" style:font-size-asian="2pt" style:font-size-complex="2pt"/>
    </style:style>
    <style:style style:name="P7" style:family="paragraph" style:parent-style-name="Table_20_Contents">
      <style:paragraph-properties fo:margin-top="0cm" fo:margin-bottom="0.499cm"/>
    </style:style>
    <style:style style:name="P8" style:family="paragraph" style:parent-style-name="Table_20_Contents">
      <style:paragraph-properties fo:margin-top="0cm" fo:margin-bottom="0.499cm"/>
      <style:text-properties fo:color="#666666"/>
    </style:style>
    <style:style style:name="P9" style:family="paragraph" style:parent-style-name="Table_20_Contents">
      <style:paragraph-properties fo:margin-top="0cm" fo:margin-bottom="0.499cm"/>
      <style:text-properties fo:color="#666666" style:font-name-asian="Arial1" style:font-size-asian="9.75pt"/>
    </style:style>
    <style:style style:name="T1" style:family="text">
      <style:text-properties fo:color="#722e01" style:font-name="Arial1" fo:font-size="9.75pt" style:font-name-asian="Arial1" style:font-size-asian="9.75pt" style:font-name-complex="Arial1" style:font-size-complex="9.75pt"/>
    </style:style>
    <style:style style:name="T2" style:family="text">
      <style:text-properties style:font-name="Arial1" fo:font-size="9.75pt"/>
    </style:style>
    <style:style style:name="T3" style:family="text">
      <style:text-properties style:font-name-asian="Arial1" style:font-size-asian="9.75pt"/>
    </style:style>
    <style:style style:name="T4" style:family="text">
      <style:text-properties fo:color="#666666" style:font-name-asian="Arial1" style:font-size-asian="9.75pt"/>
    </style:style>
    <style:style style:name="T5" style:family="text">
      <style:text-properties fo:color="#666666" style:font-name="Arial1" fo:font-size="9.75pt"/>
    </style:style>
    <style:style style:name="T6" style:family="text">
      <style:text-properties fo:color="#666666" style:font-name="Arial1" fo:font-size="9.75pt" style:font-name-asian="Arial1" style:font-size-asian="9.75pt" style:font-name-complex="Arial1" style:font-size-complex="9.75pt"/>
    </style:style>
    <style:style style:name="T7" style:family="text">
      <style:text-properties fo:font-variant="normal" fo:text-transform="none" fo:color="#722e01" style:font-name="Arial1" fo:font-size="9.75pt" fo:letter-spacing="normal" fo:font-style="normal" fo:font-weight="normal"/>
    </style:style>
    <style:style style:name="T8" style:family="text">
      <style:text-properties fo:font-variant="normal" fo:text-transform="none" fo:color="#722e01" fo:letter-spacing="normal" style:font-name-asian="Arial1" style:font-size-asian="9.75pt" style:font-style-asian="normal" style:font-weight-asian="normal"/>
    </style:style>
    <style:style style:name="T9" style:family="text">
      <style:text-properties fo:font-variant="normal" fo:text-transform="none" fo:color="#666666" fo:letter-spacing="normal" style:font-name-asian="Arial1" style:font-size-asian="9.75pt" style:font-style-asian="normal" style:font-weight-asian="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表格1" table:style-name="表格1">
        <table:table-column table:style-name="表格1.A"/>
        <table:table-column table:style-name="表格1.B"/>
        <table:table-column table:style-name="表格1.C"/>
        <table:table-column table:style-name="表格1.D"/>
        <table:table-row>
          <table:table-cell table:style-name="表格1.A1" office:value-type="string">
            <text:p text:style-name="P3">假別</text:p>
          </table:table-cell>
          <table:table-cell table:style-name="表格1.A1" table:number-columns-spanned="2" office:value-type="string">
            <text:p text:style-name="P3">勞基法內容</text:p>
          </table:table-cell>
          <table:covered-table-cell/>
          <table:table-cell table:style-name="表格1.A1" office:value-type="string">
            <text:p text:style-name="P3">法條</text:p>
          </table:table-cell>
        </table:table-row>
        <table:table-row>
          <table:table-cell table:style-name="表格1.A2" office:value-type="string">
            <text:p text:style-name="P4"><text:span text:style-name="T3">婚</text:span><text:span text:style-name="T2"><text:line-break/></text:span><text:span text:style-name="T3">假</text:span></text:p>
          </table:table-cell>
          <table:table-cell table:style-name="表格1.A2" office:value-type="string">
            <text:p text:style-name="P7"><text:span text:style-name="T4">勞工結婚者給予</text:span><text:span text:style-name="Strong_20_Emphasis"><text:span text:style-name="T4">婚假</text:span></text:span><text:span text:style-name="Strong_20_Emphasis"><text:span text:style-name="T5">8</text:span></text:span><text:span text:style-name="Strong_20_Emphasis"><text:span text:style-name="T4">日</text:span></text:span><text:span text:style-name="T5">(</text:span><text:span text:style-name="T4">不包含例假日</text:span><text:span text:style-name="T5">)<text:line-break/><text:line-break/></text:span><text:span text:style-name="T4">備註： </text:span><text:span text:style-name="T5"><text:line-break/>1.</text:span><text:span text:style-name="T4">要</text:span><text:span text:style-name="Strong_20_Emphasis"><text:span text:style-name="T4">一次請完</text:span></text:span><text:span text:style-name="T4">為原則</text:span><text:span text:style-name="T5"><text:line-break/>2.</text:span><text:span text:style-name="T4">若連續請</text:span><text:span text:style-name="T5">1</text:span><text:span text:style-name="T4">個月以上者，其例假日（註</text:span><text:span text:style-name="T5">1</text:span><text:span text:style-name="T4">）包含在內。</text:span></text:p>
          </table:table-cell>
          <table:table-cell table:style-name="表格1.A2" office:value-type="string">
            <text:p text:style-name="P4"><text:span text:style-name="T3">工資照給 </text:span><text:span text:style-name="T2"><text:line-break/>(</text:span><text:span text:style-name="T3">不得扣全勤獎金</text:span><text:span text:style-name="T2">)</text:span></text:p>
          </table:table-cell>
          <table:table-cell table:style-name="表格1.A2" table:number-rows-spanned="4" office:value-type="string">
            <text:p text:style-name="P4"><text:span text:style-name="T3">勞基法</text:span><text:span text:style-name="T2"><text:line-break/>§43(</text:span><text:span text:style-name="T3">勞工請假規則</text:span><text:span text:style-name="T2">)</text:span></text:p>
          </table:table-cell>
        </table:table-row>
        <table:table-row>
          <table:table-cell table:style-name="表格1.A2" office:value-type="string">
            <text:p text:style-name="P4"><text:span text:style-name="T3">喪</text:span><text:span text:style-name="T2"><text:line-break/></text:span><text:span text:style-name="T3">假</text:span></text:p>
          </table:table-cell>
          <table:table-cell table:style-name="表格1.A2" office:value-type="string">
            <text:p text:style-name="P8"><text:span text:style-name="T3">一、父母、養父母、繼父母、配偶喪亡者，給予喪假</text:span><text:span text:style-name="T2">8</text:span><text:span text:style-name="T3">日，工資照給。</text:span><text:span text:style-name="T2"><text:line-break/></text:span><text:span text:style-name="T3">二、祖父母、子女、配偶之父母、配偶之養父母或繼父母喪亡者，給予喪假六日，工資照給。</text:span><text:span text:style-name="T2"><text:line-break/></text:span><text:span text:style-name="T3">三、曾祖父母、兄弟姊妹、配偶之祖父母喪亡者，給予喪假三日，工資照給。</text:span></text:p>
            <text:p text:style-name="P8"><text:span text:style-name="T3">備註： </text:span><text:span text:style-name="T2"><text:line-break/>1. </text:span><text:span text:style-name="T3">喪假不含例假日，在百日內請完。 </text:span><text:span text:style-name="T2"><text:line-break/>2. </text:span><text:span text:style-name="T3">假如是父與母同時死亡，喪假分開計算共</text:span><text:span text:style-name="T2">16</text:span><text:span text:style-name="T3">日。 </text:span><text:span text:style-name="T2"><text:line-break/>3. </text:span><text:span text:style-name="T3">若連續請</text:span><text:span text:style-name="T2">1</text:span><text:span text:style-name="T3">個月（</text:span><text:span text:style-name="T2">30</text:span><text:span text:style-name="T3">日）以上者，其例假日（註</text:span><text:span text:style-name="T2">1</text:span><text:span text:style-name="T3">）包含在內。「</text:span><text:span text:style-name="T2">30</text:span><text:span text:style-name="T3">日」係以工作天計算（依勞委會</text:span><text:span text:style-name="T2">(</text:span><text:span text:style-name="T3">現改制為勞動部</text:span><text:span text:style-name="T2">)99</text:span><text:span text:style-name="T3">年</text:span><text:span text:style-name="T2">8</text:span><text:span text:style-name="T3">月</text:span><text:span text:style-name="T2">17</text:span><text:span text:style-name="T3">日勞動</text:span><text:span text:style-name="T2">2</text:span><text:span text:style-name="T3">字第</text:span><text:span text:style-name="T2">0990131309</text:span><text:span text:style-name="T3">號函釋）。</text:span><text:span text:style-name="T2"><text:line-break/>4. </text:span><text:span text:style-name="T3">依勞委會</text:span><text:span text:style-name="T2">(</text:span><text:span text:style-name="T3">現改制為勞動部</text:span><text:span text:style-name="T2">)94</text:span><text:span text:style-name="T3">年</text:span><text:span text:style-name="T2">6</text:span><text:span text:style-name="T3">月</text:span><text:span text:style-name="T2">17</text:span><text:span text:style-name="T3">日勞動</text:span><text:span text:style-name="T2">2</text:span><text:span text:style-name="T3">字第</text:span><text:span text:style-name="T2">0940031668</text:span><text:span text:style-name="T3">號公告上述所稱之祖父母，均含母之父母</text:span><text:span text:style-name="T2">(</text:span><text:span text:style-name="T3">即外祖父母</text:span><text:span text:style-name="T2">) </text:span><text:span text:style-name="T3">。</text:span><text:span text:style-name="T2"><text:line-break/></text:span><text:span text:style-name="T3">　　</text:span></text:p>
          </table:table-cell>
          <table:table-cell table:style-name="表格1.A2" office:value-type="string">
            <text:p text:style-name="P4"><text:span text:style-name="T3">工資照給 </text:span><text:span text:style-name="T2"><text:line-break/>(</text:span><text:span text:style-name="T3">不得扣全勤獎金</text:span><text:span text:style-name="T2">)</text:span></text:p>
          </table:table-cell>
          <table:covered-table-cell/>
        </table:table-row>
        <table:table-row>
          <table:table-cell table:style-name="表格1.A2" office:value-type="string">
            <text:p text:style-name="P4"><text:span text:style-name="T3">普</text:span><text:span text:style-name="T2"><text:line-break/></text:span><text:span text:style-name="T3">通</text:span><text:span text:style-name="T2"><text:line-break/><text:line-break/></text:span><text:span text:style-name="T3">傷</text:span><text:span text:style-name="T2"><text:line-break/></text:span><text:span text:style-name="T3">病</text:span><text:span text:style-name="T2"><text:line-break/></text:span><text:span text:style-name="T3">假</text:span></text:p>
          </table:table-cell>
          <table:table-cell table:style-name="表格1.A2" office:value-type="string">
            <text:p text:style-name="P7"><text:span text:style-name="T4">一、未住院者，</text:span><text:span text:style-name="T5">1</text:span><text:span text:style-name="T4">年內合計</text:span><text:span text:style-name="Strong_20_Emphasis"><text:span text:style-name="T4">不得超過</text:span></text:span><text:span text:style-name="Strong_20_Emphasis"><text:span text:style-name="T5">30</text:span></text:span><text:span text:style-name="Strong_20_Emphasis"><text:span text:style-name="T4">日</text:span></text:span><text:span text:style-name="T4">。</text:span><text:span text:style-name="T5"><text:line-break/></text:span><text:span text:style-name="T4">二、住院者，</text:span><text:span text:style-name="T5">2</text:span><text:span text:style-name="T4">年內合計</text:span><text:span text:style-name="Strong_20_Emphasis"><text:span text:style-name="T4">不得超過</text:span></text:span><text:span text:style-name="Strong_20_Emphasis"><text:span text:style-name="T5">1</text:span></text:span><text:span text:style-name="Strong_20_Emphasis"><text:span text:style-name="T4">年</text:span></text:span><text:span text:style-name="T4">。</text:span><text:span text:style-name="T5"><text:line-break/></text:span><text:span text:style-name="T4">三、未住院傷病假與住院傷病假</text:span><text:span text:style-name="T5">2</text:span><text:span text:style-name="T4">年內合計</text:span><text:span text:style-name="Strong_20_Emphasis"><text:span text:style-name="T4">不得超過</text:span></text:span><text:span text:style-name="Strong_20_Emphasis"><text:span text:style-name="T5">1</text:span></text:span><text:span text:style-name="Strong_20_Emphasis"><text:span text:style-name="T4">年</text:span></text:span><text:span text:style-name="T4">。 </text:span><text:span text:style-name="T5"><text:line-break/><text:line-break/></text:span><text:span text:style-name="T4">經醫師診斷，罹患癌症（含原位癌）採門診方式治療或懷孕期間需安胎休養者，其治療或休養期間，併入住院傷病假計算。</text:span><text:span text:style-name="T5"><text:line-break/></text:span><text:span text:style-name="T4">勞工普通傷病假超過前述規定之期限，經以事假或特別休假抵充後仍未痊癒，得予留職停薪。但留職停薪期間以</text:span><text:span text:style-name="T5">1</text:span><text:span text:style-name="T4">年為限。</text:span><text:span text:style-name="T5"><text:line-break/><text:line-break/></text:span><text:span text:style-name="T4">備註：若連續請</text:span><text:span text:style-name="T5">1</text:span><text:span text:style-name="T4">個月（</text:span><text:span text:style-name="T5">30</text:span><text:span text:style-name="T4">日）以上者，其例假日（註</text:span><text:span text:style-name="T5">1</text:span><text:span text:style-name="T4">）包含在內。「</text:span><text:span text:style-name="T5">30</text:span><text:span text:style-name="T4">日」係以工作天計算（依勞委會</text:span><text:span text:style-name="T5">(</text:span><text:span text:style-name="T4">現改制為勞動部</text:span><text:span text:style-name="T5">)99</text:span><text:span text:style-name="T4">年</text:span><text:span text:style-name="T5">8</text:span><text:span text:style-name="T4">月</text:span><text:span text:style-name="T5">17</text:span><text:span text:style-name="T4">日勞動</text:span><text:span text:style-name="T5">2</text:span><text:span text:style-name="T4">字第</text:span><text:span text:style-name="T5">0990131309</text:span><text:span text:style-name="T4">號函釋）</text:span></text:p>
          </table:table-cell>
          <table:table-cell table:style-name="表格1.A2" office:value-type="string">
            <text:p text:style-name="P4"><text:span text:style-name="T3">＊普通傷病假</text:span><text:span text:style-name="T2">1</text:span><text:span text:style-name="T3">年內未超過</text:span><text:span text:style-name="T2">30</text:span><text:span text:style-name="T3">日部分，工資折半發給。</text:span><text:span text:style-name="T2"><text:line-break/></text:span><text:span text:style-name="T3">其領有勞工保險普通傷病給付未達工資半數者，由雇主補足之。</text:span><text:span text:style-name="T2"><text:line-break/></text:span><text:span text:style-name="T3">＊辦理請假手續時，雇主得要求勞工提出有關證明文件（勞工請假規則第十條）</text:span></text:p>
          </table:table-cell>
          <table:covered-table-cell/>
        </table:table-row>
        <table:table-row>
          <table:table-cell table:style-name="表格1.A2" office:value-type="string">
            <text:p text:style-name="P4"><text:span text:style-name="T3">事</text:span><text:span text:style-name="T2"><text:line-break/></text:span><text:span text:style-name="T3">假</text:span></text:p>
          </table:table-cell>
          <table:table-cell table:style-name="表格1.A2" office:value-type="string">
            <text:p text:style-name="P4"><text:span text:style-name="T3">勞工因有事故必須親自處理者，得請事假，</text:span><text:span text:style-name="T2">1</text:span><text:span text:style-name="T3">年內合計不得超過</text:span><text:span text:style-name="T2">14</text:span><text:span text:style-name="T3">日。</text:span><text:span text:style-name="T2"><text:line-break/></text:span><text:span text:style-name="T3">備註</text:span><text:span text:style-name="T2">. </text:span><text:span text:style-name="T3">若連續請</text:span><text:span text:style-name="T2">1</text:span><text:span text:style-name="T3">個月以上者，其例假日（註</text:span><text:span text:style-name="T2">1</text:span><text:span text:style-name="T3">）包含在內。</text:span></text:p>
          </table:table-cell>
          <table:table-cell table:style-name="表格1.A2" office:value-type="string">
            <text:p text:style-name="P5">不給工資</text:p>
          </table:table-cell>
          <table:covered-table-cell/>
        </table:table-row>
        <table:table-row>
          <table:table-cell table:style-name="表格1.A2" office:value-type="string">
            <text:p text:style-name="P4"><text:span text:style-name="T3">公</text:span><text:span text:style-name="T2"><text:line-break/></text:span><text:span text:style-name="T3">假</text:span></text:p>
          </table:table-cell>
          <table:table-cell table:style-name="表格1.A2" office:value-type="string">
            <text:p text:style-name="P5">勞工依法令規定應給予公假者，其假期視實際需要定之。</text:p>
          </table:table-cell>
          <table:table-cell table:style-name="表格1.A2" office:value-type="string">
            <text:p text:style-name="P4"><text:span text:style-name="T3">工資照給</text:span><text:span text:style-name="T2"><text:line-break/>(</text:span><text:span text:style-name="T3">不得扣全勤獎金</text:span><text:span text:style-name="T2">)</text:span></text:p>
          </table:table-cell>
          <table:table-cell table:style-name="表格1.A2" office:value-type="string">
            <text:p text:style-name="P4"> </text:p>
          </table:table-cell>
        </table:table-row>
        <table:table-row>
          <table:table-cell table:style-name="表格1.A2" office:value-type="string">
            <text:p text:style-name="P4"><text:span text:style-name="T3">公</text:span><text:span text:style-name="T2"><text:line-break/></text:span><text:span text:style-name="T3">傷</text:span><text:span text:style-name="T2"><text:line-break/><text:line-break/></text:span><text:span text:style-name="T3">病</text:span><text:span text:style-name="T2"><text:line-break/></text:span><text:span text:style-name="T3">假</text:span></text:p>
          </table:table-cell>
          <table:table-cell table:style-name="表格1.A2" office:value-type="string">
            <text:p text:style-name="P5">勞工因職業災害而致殘廢、傷害或疾病者，其治療、休養期間，給予公傷病假。</text:p>
          </table:table-cell>
          <table:table-cell table:style-name="表格1.A2" office:value-type="string">
            <text:p text:style-name="P8"><text:span text:style-name="T3">按其原領工資數額予以補償</text:span><text:span text:style-name="T2"><text:line-break/>(</text:span><text:span text:style-name="T3">不得扣全勤獎金</text:span><text:span text:style-name="T2">)</text:span></text:p>
          </table:table-cell>
          <table:table-cell table:style-name="表格1.A2" office:value-type="string">
            <text:p text:style-name="P8"><text:span text:style-name="T3">勞基法</text:span><text:span text:style-name="T2">§59<text:line-break/>(</text:span><text:span text:style-name="T3">勞工請假規則</text:span><text:span text:style-name="T2">)</text:span></text:p>
          </table:table-cell>
        </table:table-row>
        <table:table-row>
          <table:table-cell table:style-name="表格1.A2" office:value-type="string">
            <text:p text:style-name="P8"><text:span text:style-name="T3">特</text:span><text:span text:style-name="T2"><text:line-break/></text:span><text:span text:style-name="T3">別</text:span></text:p>
            <text:p text:style-name="P8"><text:span text:style-name="T3">休</text:span><text:span text:style-name="T2"><text:line-break/></text:span><text:span text:style-name="T3">假</text:span></text:p>
          </table:table-cell>
          <table:table-cell table:style-name="表格1.A2" office:value-type="string">
            <text:p text:style-name="P8"><text:span text:style-name="T3">勞工在同一雇主或事業單位，繼續工作滿一定期間者，每年應依下列規定給予特別休假：</text:span><text:span text:style-name="T2"><text:line-break/><text:line-break/></text:span><text:span text:style-name="T3">一、</text:span><text:span text:style-name="T2">1</text:span><text:span text:style-name="T3">年以上</text:span><text:span text:style-name="T2">3</text:span><text:span text:style-name="T3">年未滿者</text:span><text:span text:style-name="T2">7</text:span><text:span text:style-name="T3">日。</text:span><text:span text:style-name="T2"><text:line-break/></text:span><text:span text:style-name="T3">二、</text:span><text:span text:style-name="T2">3</text:span><text:span text:style-name="T3">年以上</text:span><text:span text:style-name="T2">5</text:span><text:span text:style-name="T3">年未滿者</text:span><text:span text:style-name="T2">10</text:span><text:span text:style-name="T3">日。</text:span><text:span text:style-name="T2"><text:line-break/></text:span><text:span text:style-name="T3">三、</text:span><text:span text:style-name="T2">5</text:span><text:span text:style-name="T3">年以上</text:span><text:span text:style-name="T2">10</text:span><text:span text:style-name="T3">年未滿者</text:span><text:span text:style-name="T2">14</text:span><text:span text:style-name="T3">日。</text:span><text:span text:style-name="T2"><text:line-break/></text:span><text:span text:style-name="T3">四、</text:span><text:span text:style-name="T2">10</text:span><text:span text:style-name="T3">年以上者，每</text:span><text:span text:style-name="T2">1</text:span><text:span text:style-name="T3">年加給</text:span><text:span text:style-name="T2">1</text:span><text:span text:style-name="T3">日，加至</text:span><text:span text:style-name="T2">30</text:span><text:span text:style-name="T3">日為止。</text:span></text:p>
          </table:table-cell>
          <table:table-cell table:style-name="表格1.A2" office:value-type="string">
            <text:p text:style-name="P8"><text:span text:style-name="T3">工資照給 </text:span><text:span text:style-name="T2"><text:line-break/>(</text:span><text:span text:style-name="T3">不得扣全勤獎金</text:span><text:span text:style-name="T2">)<text:line-break/></text:span><text:span text:style-name="T3">勞工工作年資以服務同一事業單位為限，並自受僱當日起算（施行細則第五條、第二十四條）</text:span></text:p>
          </table:table-cell>
          <table:table-cell table:style-name="表格1.A2" office:value-type="string">
            <text:p text:style-name="P4"><text:span text:style-name="T3">勞基法</text:span><text:span text:style-name="T2">§38</text:span><text:span text:style-name="T3">、</text:span><text:span text:style-name="T2">39</text:span></text:p>
          </table:table-cell>
        </table:table-row>
        <table:table-row>
          <table:table-cell table:style-name="表格1.A2" office:value-type="string">
            <text:p text:style-name="P4"><text:span text:style-name="T3">產</text:span><text:span text:style-name="T2"><text:line-break/></text:span><text:span text:style-name="T3">假</text:span><text:span text:style-name="T2"><text:line-break/><text:line-break/></text:span><text:span text:style-name="T3">含</text:span><text:span text:style-name="T2"><text:line-break/></text:span><text:soft-page-break/><text:span text:style-name="T3">例</text:span><text:span text:style-name="T2"><text:line-break/></text:span><text:span text:style-name="T3">假</text:span><text:span text:style-name="T2"><text:line-break/></text:span><text:span text:style-name="T3">日</text:span></text:p>
          </table:table-cell>
          <table:table-cell table:style-name="表格1.A2" office:value-type="string">
            <text:p text:style-name="P4"><text:span text:style-name="T3">女工分娩前後，應停止工作，給予產假</text:span><text:span text:style-name="T2">8</text:span><text:span text:style-name="T3">星期。</text:span><text:span text:style-name="T2"><text:line-break/></text:span><text:span text:style-name="T3">妊娠</text:span><text:span text:style-name="T2">3</text:span><text:span text:style-name="T3">個月以上流產者，應停止工作，給予產假</text:span><text:span text:style-name="T2">4</text:span><text:span text:style-name="T3">星期。</text:span><text:span text:style-name="T2"><text:line-break/></text:span><text:span text:style-name="T3">依勞委會</text:span><text:span text:style-name="T2">(</text:span><text:span text:style-name="T3">現改制為勞動部</text:span><text:span text:style-name="T2">)91</text:span><text:span text:style-name="T3">年</text:span><text:span text:style-name="T2">10</text:span><text:span text:style-name="T3">月</text:span><text:span text:style-name="T2">22</text:span><text:span text:style-name="T3">日勞動</text:span><text:span text:style-name="T2">3</text:span><text:span text:style-name="T3">字第</text:span><text:span text:style-name="T2">0910055077</text:span><text:span text:style-name="T3">號解釋令妊娠</text:span><text:span text:style-name="T2">20</text:span><text:span text:style-name="T3">周以上產出胎兒為「分娩」，妊娠</text:span><text:span text:style-name="T2">20</text:span><text:span text:style-name="T3">周以下產出胎兒為「流產」 。</text:span><text:span text:style-name="T2"><text:line-break/></text:span><text:soft-page-break/><text:span text:style-name="T2"><text:line-break/></text:span><text:span text:style-name="T3">備註</text:span><text:span text:style-name="T2">. </text:span><text:span text:style-name="T3">依性別工作平等法第</text:span><text:span text:style-name="T2">15</text:span><text:span text:style-name="T3">條規定：</text:span><text:span text:style-name="T2"><text:line-break/></text:span><text:span text:style-name="T3">妊娠</text:span><text:span text:style-name="T2">2~3</text:span><text:span text:style-name="T3">個月流產者，應停止工作，給予產假</text:span><text:span text:style-name="T2">1</text:span><text:span text:style-name="T3">星期。</text:span><text:span text:style-name="T2"><text:line-break/></text:span><text:span text:style-name="T3">妊娠未滿</text:span><text:span text:style-name="T2">2</text:span><text:span text:style-name="T3">個月流產者，應停止工作，給予產假</text:span><text:span text:style-name="T2">5</text:span><text:span text:style-name="T3">日。</text:span></text:p>
          </table:table-cell>
          <table:table-cell table:style-name="表格1.A2" office:value-type="string">
            <text:p text:style-name="P8"><text:span text:style-name="T3">受僱工作在</text:span><text:span text:style-name="T2">6</text:span><text:span text:style-name="T3">個月以上者，停止工作期間工資照給。</text:span><text:span text:style-name="T2"><text:line-break/></text:span><text:span text:style-name="T3">未滿</text:span><text:span text:style-name="T2">6</text:span><text:span text:style-name="T3">個月者減半發給。</text:span><text:span text:style-name="T2"><text:line-break/></text:span><text:soft-page-break/><text:span text:style-name="T2">(</text:span><text:span text:style-name="T3">不得扣全勤獎金</text:span><text:span text:style-name="T2">)</text:span></text:p>
            <text:p text:style-name="P9">勞工選擇請產假者不給薪，選擇請普通傷病假、事假及特別休假者，依相關規定辦理。</text:p>
          </table:table-cell>
          <table:table-cell table:style-name="表格1.A2" office:value-type="string">
            <text:p text:style-name="P4"><text:span text:style-name="T3">勞基法</text:span><text:span text:style-name="T2">§50</text:span></text:p>
          </table:table-cell>
        </table:table-row>
        <table:table-row>
          <table:table-cell table:style-name="表格1.A2" office:value-type="string">
            <text:p text:style-name="P4"><text:span text:style-name="T3">休</text:span><text:span text:style-name="T2"><text:line-break/></text:span><text:span text:style-name="T3">假</text:span></text:p>
          </table:table-cell>
          <table:table-cell table:style-name="表格1.A2" office:value-type="string">
            <text:p text:style-name="P5">紀念日、勞動節日及其他由中央主管機關規定應放假之日均應休假。</text:p>
          </table:table-cell>
          <table:table-cell table:style-name="表格1.A2" office:value-type="string">
            <text:p text:style-name="P5">工資照給</text:p>
          </table:table-cell>
          <table:table-cell table:style-name="表格1.A2" office:value-type="string">
            <text:p text:style-name="P4"><text:span text:style-name="T3">勞基法</text:span><text:span text:style-name="T2">§37</text:span><text:span text:style-name="T3">、</text:span><text:span text:style-name="T2">39</text:span></text:p>
          </table:table-cell>
        </table:table-row>
        <table:table-row>
          <table:table-cell table:style-name="表格1.A2" office:value-type="string">
            <text:p text:style-name="P4"><text:span text:style-name="T3">例</text:span><text:span text:style-name="T2"><text:line-break/></text:span><text:span text:style-name="T3">假</text:span></text:p>
          </table:table-cell>
          <table:table-cell table:style-name="表格1.A2" office:value-type="string">
            <text:p text:style-name="P8"><text:span text:style-name="T3">勞工每</text:span><text:span text:style-name="T2">7</text:span><text:span text:style-name="T3">日中至少應有</text:span><text:span text:style-name="T2">1</text:span><text:span text:style-name="T3">日之休息，作為例假。</text:span></text:p>
            <text:p text:style-name="P8"><text:span text:style-name="T3">備註：</text:span><text:span text:style-name="T2"><text:line-break/>1.</text:span><text:span text:style-name="T3">例假日為強制規定，非因天災、事變或突發事件，即使勞工同意亦不得停止。</text:span><text:span text:style-name="T2"><text:line-break/>2.</text:span><text:span text:style-name="T3">例假日不一定就是星期日，只要符合規定即可。</text:span><text:span text:style-name="T2"><text:line-break/>3.</text:span><text:span text:style-name="T3">指定適用勞動基準法第</text:span><text:span text:style-name="T2">30</text:span><text:span text:style-name="T3">條之一之行業可依該規定調整。</text:span></text:p>
          </table:table-cell>
          <table:table-cell table:style-name="表格1.A2" office:value-type="string">
            <text:p text:style-name="P5">工資照給</text:p>
          </table:table-cell>
          <table:table-cell table:style-name="表格1.A2" office:value-type="string">
            <text:p text:style-name="P4"><text:span text:style-name="T3">勞基法</text:span><text:span text:style-name="T2">§36</text:span><text:span text:style-name="T3">、</text:span><text:span text:style-name="T2">39</text:span></text:p>
          </table:table-cell>
        </table:table-row>
        <table:table-row>
          <table:table-cell table:style-name="表格1.A1" office:value-type="string">
            <text:p text:style-name="P4"><draw:frame draw:style-name="fr1" draw:name="圖形1" text:anchor-type="as-char" svg:width="0.794cm" svg:height="0.132cm" draw:z-index="0"><draw:image xlink:href="http://www.rde.ntpc.gov.tw/web66/_file/1397/upload/1999web/images/spacer.gif" xlink:type="simple" xlink:show="embed" xlink:actuate="onLoad"/></draw:frame></text:p>
          </table:table-cell>
          <table:table-cell table:style-name="表格1.A1" office:value-type="string">
            <text:p text:style-name="P4"><draw:frame draw:style-name="fr1" draw:name="圖形2" text:anchor-type="as-char" svg:width="10.583cm" svg:height="0.132cm" draw:z-index="1"><draw:image xlink:href="http://www.rde.ntpc.gov.tw/web66/_file/1397/upload/1999web/images/spacer.gif" xlink:type="simple" xlink:show="embed" xlink:actuate="onLoad"/></draw:frame></text:p>
          </table:table-cell>
          <table:table-cell table:style-name="表格1.A1" office:value-type="string">
            <text:p text:style-name="P4"><draw:frame draw:style-name="fr1" draw:name="圖形3" text:anchor-type="as-char" svg:width="2.91cm" svg:height="0.132cm" draw:z-index="2"><draw:image xlink:href="http://www.rde.ntpc.gov.tw/web66/_file/1397/upload/1999web/images/spacer.gif" xlink:type="simple" xlink:show="embed" xlink:actuate="onLoad"/></draw:frame></text:p>
          </table:table-cell>
          <table:table-cell table:style-name="表格1.A1" office:value-type="string">
            <text:p text:style-name="P4"><draw:frame draw:style-name="fr1" draw:name="圖形4" text:anchor-type="as-char" svg:width="1.588cm" svg:height="0.132cm" draw:z-index="3"><draw:image xlink:href="http://www.rde.ntpc.gov.tw/web66/_file/1397/upload/1999web/images/spacer.gif" xlink:type="simple" xlink:show="embed" xlink:actuate="onLoad"/></draw:frame></text:p>
          </table:table-cell>
        </table:table-row>
      </table:table>
      <text:p text:style-name="P1"><text:span text:style-name="T8">註</text:span><text:span text:style-name="T7">1</text:span><text:span text:style-name="T8">：例假日亦指★例假　★紀念日　★勞動節日　★其他由中央主管機關規定應放假之日。</text:span><text:line-break/><text:line-break/><text:span text:style-name="T9">性別工作平等法規定：</text:span></text:p>
      <table:table table:name="表格2" table:style-name="表格2">
        <table:table-column table:style-name="表格2.A"/>
        <table:table-column table:style-name="表格2.B"/>
        <table:table-column table:style-name="表格2.C"/>
        <table:table-row>
          <table:table-cell table:style-name="表格2.A1" office:value-type="string">
            <text:p text:style-name="P3">假別</text:p>
          </table:table-cell>
          <table:table-cell table:style-name="表格2.A1" office:value-type="string">
            <text:p text:style-name="P3">性別工作平等法內容</text:p>
          </table:table-cell>
          <table:table-cell table:style-name="表格2.A1" office:value-type="string">
            <text:p text:style-name="P3">法條</text:p>
          </table:table-cell>
        </table:table-row>
        <table:table-row>
          <table:table-cell table:style-name="表格2.A2" office:value-type="string">
            <text:p text:style-name="P4"><text:span text:style-name="T3">陪產假</text:span><text:span text:style-name="T2">3</text:span><text:span text:style-name="T3">天</text:span></text:p>
          </table:table-cell>
          <table:table-cell table:style-name="表格2.A2" office:value-type="string">
            <text:p text:style-name="P4"><text:span text:style-name="T3">工資照給，不得扣全勤獎金</text:span><text:span text:style-name="T2"><text:line-break/></text:span><text:span text:style-name="T3">於太太分娩當日及前後共</text:span><text:span text:style-name="T2">15</text:span><text:span text:style-name="T3">日期間內，擇其中三日請假。</text:span><text:span text:style-name="T2"><text:line-break/>(15</text:span><text:span text:style-name="T3">日期間中須含分娩日，例：最早為分娩日前</text:span><text:span text:style-name="T2">14</text:span><text:span text:style-name="T3">日開始，最晚為分娩日後</text:span><text:span text:style-name="T2">14</text:span><text:span text:style-name="T3">日內</text:span><text:span text:style-name="T2">)*103/10/6</text:span><text:span text:style-name="T3">修正性別工作平等法施行細則第</text:span><text:span text:style-name="T2">7</text:span><text:span text:style-name="T3">條</text:span></text:p>
          </table:table-cell>
          <table:table-cell table:style-name="表格2.A2" office:value-type="string">
            <text:p text:style-name="P4"><text:span text:style-name="T3">第</text:span><text:span text:style-name="T2">15</text:span><text:span text:style-name="T3">條</text:span></text:p>
          </table:table-cell>
        </table:table-row>
        <table:table-row>
          <table:table-cell table:style-name="表格2.A2" office:value-type="string">
            <text:p text:style-name="P8"><text:span text:style-name="T3">生理假每月</text:span><text:span text:style-name="T2">1</text:span><text:span text:style-name="T3">天</text:span><text:span text:style-name="T2"><text:line-break/></text:span><text:span text:style-name="T3">包含於病假</text:span><text:span text:style-name="T2">30</text:span><text:span text:style-name="T3">天內</text:span></text:p>
          </table:table-cell>
          <table:table-cell table:style-name="表格2.A2" office:value-type="string">
            <text:p text:style-name="P8"><text:span text:style-name="T3">不得扣全勤獎金 </text:span><text:span text:style-name="T2"><text:line-break/></text:span><text:span text:style-name="T3">若一年未超過</text:span><text:span text:style-name="T2">30</text:span><text:span text:style-name="T3">天，薪資減半發給</text:span><text:span text:style-name="T2"><text:line-break/></text:span><text:span text:style-name="T3">若一年超過</text:span><text:span text:style-name="T2">30</text:span><text:span text:style-name="T3">天，薪資不予發給</text:span></text:p>
            <text:p text:style-name="P8">◎<text:span text:style-name="T3">中華民國</text:span><text:span text:style-name="T2">102</text:span><text:span text:style-name="T3">年</text:span><text:span text:style-name="T2">12</text:span><text:span text:style-name="T3">月</text:span><text:span text:style-name="T2">11</text:span><text:span text:style-name="T3">日總統華總一義字第</text:span><text:span text:style-name="T2">10200225241</text:span><text:span text:style-name="T3">號令修正公布</text:span><text:span text:style-name="T2">(12</text:span><text:span text:style-name="T3">月</text:span><text:span text:style-name="T2">13</text:span><text:span text:style-name="T3">日生效</text:span><text:span text:style-name="T2">) </text:span><text:span text:style-name="T3">女性受僱者因生理日致工作有困難者，每月得請生理假一日，全年請假日數未逾三日，不併入病假計算，其餘日數併入病假計算。</text:span><text:span text:style-name="T2"><text:line-break/>※</text:span><text:span text:style-name="T3">白話解釋：一年有</text:span><text:span text:style-name="T2">30</text:span><text:span text:style-name="T3">天病假半薪，如</text:span><text:span text:style-name="T2">30</text:span><text:span text:style-name="T3">天病假都請完的話，女性員工仍可請</text:span><text:span text:style-name="T2">3</text:span><text:span text:style-name="T3">天生理假，給假不給薪，不得扣全勤。</text:span></text:p>
          </table:table-cell>
          <table:table-cell table:style-name="表格2.A2" office:value-type="string">
            <text:p text:style-name="P4"><text:span text:style-name="T3">第</text:span><text:span text:style-name="T2">14</text:span><text:span text:style-name="T3">條</text:span></text:p>
          </table:table-cell>
        </table:table-row>
        <table:table-row>
          <table:table-cell table:style-name="表格2.A2" office:value-type="string">
            <text:p text:style-name="P5">哺乳時間</text:p>
          </table:table-cell>
          <table:table-cell table:style-name="表格2.A2" office:value-type="string">
            <text:p text:style-name="P4"><text:span text:style-name="T3">子女未滿</text:span><text:span text:style-name="T2">1</text:span><text:span text:style-name="T3">歲須受僱者親自哺乳，每日</text:span><text:span text:style-name="T2">2</text:span><text:span text:style-name="T3">次，每次</text:span><text:span text:style-name="T2">30</text:span><text:span text:style-name="T3">分鐘，哺乳時間視為工作時間</text:span></text:p>
          </table:table-cell>
          <table:table-cell table:style-name="表格2.A2" office:value-type="string">
            <text:p text:style-name="P4"><text:span text:style-name="T3">第</text:span><text:span text:style-name="T2">18</text:span><text:span text:style-name="T3">條</text:span></text:p>
          </table:table-cell>
        </table:table-row>
        <table:table-row>
          <table:table-cell table:style-name="表格2.A2" office:value-type="string">
            <text:p text:style-name="P5">育兒彈性調整工時</text:p>
          </table:table-cell>
          <table:table-cell table:style-name="表格2.A2" office:value-type="string">
            <text:p text:style-name="P8"><text:span text:style-name="T2">30</text:span><text:span text:style-name="T3">人以上事業單位，且為撫育未滿</text:span><text:span text:style-name="T2">3</text:span><text:span text:style-name="T3">歲子女，得向雇主請求：</text:span><text:span text:style-name="T2"><text:line-break/></text:span><text:span text:style-name="T3">一、每天減少工作時間</text:span><text:span text:style-name="T2">1</text:span><text:span text:style-name="T3">小時，減少之工作時間不給工資</text:span><text:span text:style-name="T2"><text:line-break/></text:span><text:span text:style-name="T3">二、調整工作時間</text:span><text:span text:style-name="T2"><text:line-break/></text:span><text:span text:style-name="T3">備註</text:span><text:span text:style-name="T2">. </text:span><text:span text:style-name="T3">僱用人數之計算：</text:span><text:span text:style-name="T2"><text:line-break/>1.</text:span><text:span text:style-name="T3">包括分支機構及附屬單位之僱用人數</text:span><text:span text:style-name="T2"><text:line-break/>2.</text:span><text:span text:style-name="T3">依受僱者申請或請求當月第一個工作日雇主僱用之總人數計算</text:span><text:span text:style-name="T2"><text:line-break/></text:span><text:span text:style-name="T3">（海外設立之分支單位無須合併計算）</text:span></text:p>
          </table:table-cell>
          <table:table-cell table:style-name="表格2.A2" office:value-type="string">
            <text:p text:style-name="P4"><text:span text:style-name="T3">第</text:span><text:span text:style-name="T2">19</text:span><text:span text:style-name="T3">條</text:span></text:p>
          </table:table-cell>
        </table:table-row>
        <table:table-row>
          <table:table-cell table:style-name="表格2.A2" office:value-type="string">
            <text:p text:style-name="P5">育嬰留職停薪</text:p>
          </table:table-cell>
          <table:table-cell table:style-name="表格2.A2" office:value-type="string">
            <text:p text:style-name="P8"><text:span text:style-name="T3">員工任職滿</text:span><text:span text:style-name="T2">1</text:span><text:span text:style-name="T3">年，且為撫育未滿</text:span><text:span text:style-name="T2">3</text:span><text:span text:style-name="T3">歲子女，得申請育嬰留職停薪。</text:span><text:span text:style-name="T2"><text:line-break/></text:span><text:span text:style-name="T3">期間至該子女滿</text:span><text:span text:style-name="T2">3</text:span><text:span text:style-name="T3">歲止，但不得逾</text:span><text:span text:style-name="T2">2</text:span><text:span text:style-name="T3">年。同時撫育子女</text:span><text:span text:style-name="T2">2</text:span><text:span text:style-name="T3">人以上者，</text:span><text:span text:style-name="T2"><text:line-break/></text:span><text:span text:style-name="T3">其育嬰留職停薪期間應合併計算，最長以最幼子女受撫育</text:span><text:span text:style-name="T2">2</text:span><text:span text:style-name="T3">年為限。</text:span></text:p>
          </table:table-cell>
          <table:table-cell table:style-name="表格2.A2" office:value-type="string">
            <text:p text:style-name="P4"><text:span text:style-name="T3">第</text:span><text:span text:style-name="T2">16</text:span><text:span text:style-name="T3">條</text:span></text:p>
          </table:table-cell>
        </table:table-row>
        <table:table-row>
          <table:table-cell table:style-name="表格2.A2" office:value-type="string">
            <text:p text:style-name="P5">家庭照顧假</text:p>
          </table:table-cell>
          <table:table-cell table:style-name="表格2.A2" office:value-type="string">
            <text:p text:style-name="P8"><text:span text:style-name="T3">家屬發生嚴重之疾病或其他重大事故，得請家庭照顧假。</text:span><text:span text:style-name="T2"><text:line-break/></text:span><text:span text:style-name="T3">其請假日數併入事假計算，全年以</text:span><text:span text:style-name="T2">7</text:span><text:span text:style-name="T3">日為限，不給工資，不得扣全勤獎金。</text:span></text:p>
          </table:table-cell>
          <table:table-cell table:style-name="表格2.A2" office:value-type="string">
            <text:p text:style-name="P4"><text:span text:style-name="T3">第</text:span><text:span text:style-name="T2">20</text:span><text:span text:style-name="T3">條</text:span></text:p>
          </table:table-cell>
        </table:table-row>
        <table:table-row>
          <table:table-cell table:style-name="表格2.A2" office:value-type="string">
            <text:p text:style-name="P5">備 註</text:p>
          </table:table-cell>
          <table:table-cell table:style-name="表格2.A2" office:value-type="string">
            <text:p text:style-name="P8"><text:span text:style-name="T3">一、本表所列為勞動基準法所定最低勞動條件基準，事業單位如有優於法令者，</text:span><text:span text:style-name="T2"><text:line-break/></text:span><text:span text:style-name="T3">從其規定。 </text:span><text:span text:style-name="T2"><text:line-break/></text:span><text:span text:style-name="T3">二、雇主不得因勞工請特別休假、婚假、喪假、公傷病假及公假或產假時，扣發全勤獎金。</text:span><text:span text:style-name="T2"><text:line-break/></text:span><text:soft-page-break/><text:span text:style-name="T3">員工產假、特別休假、生理假、陪產假或家庭照顧假期間全勤獎金亦應發給。 </text:span><text:span text:style-name="T2"><text:line-break/></text:span><text:span text:style-name="T3">三、事業單位依勞動基準法第</text:span><text:span text:style-name="T2">30</text:span><text:span text:style-name="T3">條第二項規定實施</text:span><text:span text:style-name="T2">5</text:span><text:span text:style-name="T3">天工作制時，</text:span><text:span text:style-name="T2"><text:line-break/></text:span><text:span text:style-name="T3">雇主給予勞工特別休假及婚假得以每日</text:span><text:span text:style-name="T2">8</text:span><text:span text:style-name="T3">小時乘以應給假日數計給之，至於喪假、</text:span><text:span text:style-name="T2"><text:line-break/></text:span><text:span text:style-name="T3">病假及事假亦可依上述方式計給之惟產假無論勞工每日之工作時數多寡，</text:span><text:span text:style-name="T2"><text:line-break/></text:span><text:span text:style-name="T3">均應以曆日之</text:span><text:span text:style-name="T2">1</text:span><text:span text:style-name="T3">日為計算單位。</text:span><text:span text:style-name="T2"><text:line-break/></text:span><text:span text:style-name="T3">四、 依內政部（</text:span><text:span text:style-name="T2">74</text:span><text:span text:style-name="T3">）台內勞字第</text:span><text:span text:style-name="T2">302665</text:span><text:span text:style-name="T3">號函及（</text:span><text:span text:style-name="T2">74</text:span><text:span text:style-name="T3">）台內勞字第</text:span><text:span text:style-name="T2">315045</text:span><text:span text:style-name="T3">號函釋：</text:span><text:span text:style-name="T2"><text:line-break/></text:span><text:span text:style-name="T3">事假、普通傷病假、婚假、喪假期間，如遇例假、紀念日、</text:span><text:span text:style-name="T2"><text:line-break/></text:span><text:span text:style-name="T3">勞動節日及其他由中央主管機關規定應放假之日，應不計入請假期內。</text:span><text:span text:style-name="T2"><text:line-break/></text:span><text:span text:style-name="T3">（以上假別若是連續請</text:span><text:span text:style-name="T2">1</text:span><text:span text:style-name="T3">個月（</text:span><text:span text:style-name="T2">30</text:span><text:span text:style-name="T3">日）以上，其例假日包含在內喔！「</text:span><text:span text:style-name="T2">30</text:span><text:span text:style-name="T3">日」係以工作天計算（依勞委會</text:span><text:span text:style-name="T2">(</text:span><text:span text:style-name="T3">現改制為勞動部</text:span><text:span text:style-name="T2">)99</text:span><text:span text:style-name="T3">年</text:span><text:span text:style-name="T2">8</text:span><text:span text:style-name="T3">月</text:span><text:span text:style-name="T2">17</text:span><text:span text:style-name="T3">日勞動</text:span><text:span text:style-name="T2">2</text:span><text:span text:style-name="T3">字第</text:span><text:span text:style-name="T2">0990131309</text:span><text:span text:style-name="T3">號函釋））</text:span><text:span text:style-name="T2"><text:line-break/></text:span><text:span text:style-name="T3">五、依內政部（</text:span><text:span text:style-name="T2">74</text:span><text:span text:style-name="T3">）台內勞字第</text:span><text:span text:style-name="T2">325083</text:span><text:span text:style-name="T3">號函釋：勞基法施行細則第</text:span><text:span text:style-name="T2">23</text:span><text:span text:style-name="T3">條之紀念日</text:span><text:span text:style-name="T2"><text:line-break/></text:span><text:span text:style-name="T3">、勞動節日、臺灣光復節，如適逢例假，翌日補假一天。</text:span><text:span text:style-name="T2"><text:line-break/></text:span><text:span text:style-name="T3">六、只要有勞工請假規則所定事由存在即可請假，不論年度到職時間長短。</text:span></text:p>
          </table:table-cell>
          <table:table-cell table:style-name="表格2.A2" office:value-type="string">
            <text:p text:style-name="P4"> </text:p>
          </table:table-cell>
        </table:table-row>
      </table:table>
      <text:p text:style-name="P2"><text:span text:style-name="T8">一、資料來源：勞工局網站 二、勞工局、勞資關係科、分機</text:span><text:span text:style-name="T7">6528~6531</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1S</meta:editing-duration>
    <meta:editing-cycles>3</meta:editing-cycles>
    <meta:generator>OpenOffice.org/3.4.1$Win32 OpenOffice.org_project/341m1$Build-9593</meta:generator>
    <dc:date>2014-11-26T10:29:59.56</dc:date>
    <meta:document-statistic meta:table-count="2" meta:image-count="4" meta:object-count="0" meta:page-count="3" meta:paragraph-count="75" meta:word-count="2694" meta:character-count="2999"/>
    <meta:user-defined meta:name="Info 1"/>
    <meta:user-defined meta:name="Info 2"/>
    <meta:user-defined meta:name="Info 3"/>
    <meta:user-defined meta:name="Info 4"/>
  </office:meta>
</office:document-meta>
</file>